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00000000320000002584D275AE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lyt-aquarell2-title">
      <style:graphic-properties draw:auto-grow-height="true" fo:min-height="3.506cm"/>
    </style:style>
    <style:style style:name="pr2" style:family="presentation" style:parent-style-name="lyt-aquarell2-subtitle">
      <style:graphic-properties draw:fill-color="#ffffff" draw:auto-grow-height="true" fo:min-height="12.179cm"/>
    </style:style>
    <style:style style:name="pr3" style:family="presentation" style:parent-style-name="lyt-aquarell2-notes">
      <style:graphic-properties draw:fill-color="#ffffff" draw:auto-grow-height="true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size="22pt" style:font-size-asian="18pt" style:font-size-complex="18pt"/>
    </style:style>
    <style:style style:name="P3" style:family="paragraph">
      <style:text-properties fo:font-size="22pt" style:font-size-asian="18pt" style:font-size-complex="18pt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rell2" presentation:presentation-page-layout-name="AL1T0">
        <draw:frame presentation:style-name="pr1" draw:layer="layout" svg:width="21.5cm" svg:height="3.506cm" svg:x="4.9cm" svg:y="2.194cm" presentation:class="title" presentation:placeholder="true">
          <draw:text-box/>
        </draw:frame>
        <draw:frame presentation:style-name="pr2" draw:layer="layout" svg:width="22.599cm" svg:height="12.179cm" svg:x="4cm" svg:y="7cm" presentation:class="subtitle" presentation:placeholder="true" presentation:user-transformed="true">
          <draw:text-box/>
        </draw:frame>
        <draw:frame draw:style-name="standard" draw:layer="layout" svg:width="14.098cm" svg:height="3.887cm" svg:x="6.957cm" svg:y="10.3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1</text:p>
              </table:table-cell>
              <table:table-cell>
                <text:p text:style-name="P1">12</text:p>
              </table:table-cell>
              <table:table-cell>
                <text:p text:style-name="P1">13</text:p>
              </table:table-cell>
              <table:table-cell>
                <text:p text:style-name="P1">14</text:p>
              </table:table-cell>
            </table:table-row>
            <table:table-row table:style-name="ro1" table:default-cell-style-name="ce1">
              <table:table-cell>
                <text:p text:style-name="P1">21</text:p>
              </table:table-cell>
              <table:table-cell>
                <text:p text:style-name="P1">22</text:p>
              </table:table-cell>
              <table:table-cell>
                <text:p text:style-name="P1">23</text:p>
              </table:table-cell>
              <table:table-cell>
                <text:p text:style-name="P1">24</text:p>
              </table:table-cell>
            </table:table-row>
            <table:table-row table:style-name="ro1" table:default-cell-style-name="ce1">
              <table:table-cell>
                <text:p text:style-name="P1">31</text:p>
              </table:table-cell>
              <table:table-cell>
                <text:p text:style-name="P1">32</text:p>
              </table:table-cell>
              <table:table-cell>
                <text:p text:style-name="P1">33</text:p>
              </table:table-cell>
              <table:table-cell>
                <text:p text:style-name="P1">34</text:p>
              </table:table-cell>
            </table:table-row>
            <table:table-row table:style-name="ro1" table:default-cell-style-name="ce1">
              <table:table-cell>
                <text:p text:style-name="P1">41</text:p>
              </table:table-cell>
              <table:table-cell>
                <text:p text:style-name="P1">42</text:p>
              </table:table-cell>
              <table:table-cell>
                <text:p text:style-name="P1">43</text:p>
              </table:table-cell>
              <table:table-cell>
                <text:p text:style-name="P1">4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3.656cm" svg:height="1.119cm" svg:x="7cm" svg:y="14.8cm">
          <draw:text-box>
            <text:p text:style-name="P2"><text:span text:style-name="T1">table tes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uquarell2" xlink:href="Pictures/1000000000000320000002584D275AE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l" fo:country="PL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ption" style:family="graphic">
      <style:paragraph-properties fo:margin-top="0.374cm" fo:margin-bottom="0.374cm" style:text-autospace="ideograph-alpha"/>
      <style:text-properties fo:color="#000000" fo:font-family="Times, 'Times New Roman'" fo:font-size="12pt" fo:language="en" fo:country="US" fo:font-style="italic" style:font-family-asian="Tahoma" style:font-family-generic-asian="swiss" style:font-pitch-asian="variable" style:font-size-asian="12pt" style:language-asian="en" style:country-asian="US" style:font-style-asian="italic" style:font-family-complex="'Lucida Sans Unicode'" style:font-family-generic-complex="swiss" style:font-pitch-complex="variable" style:font-style-complex="italic"/>
    </style:style>
    <style:style style:name="Indeks" style:family="graphic">
      <style:paragraph-properties style:text-autospace="ideograph-alpha"/>
      <style:text-properties fo:color="#000000" fo:font-family="Times, 'Times New Roman'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Podpis" style:family="graphic">
      <style:paragraph-properties fo:margin-top="0.374cm" fo:margin-bottom="0.374cm" style:text-autospace="ideograph-alpha"/>
      <style:text-properties fo:color="#000000" fo:font-family="Times, 'Times New Roman'" fo:font-size="12pt" fo:language="en" fo:country="US" fo:font-style="italic" style:font-family-asian="Tahoma" style:font-family-generic-asian="swiss" style:font-pitch-asian="variable" style:font-size-asian="12pt" style:language-asian="en" style:country-asian="US" style:font-style-asian="italic" style:font-family-complex="'Lucida Sans Unicode'" style:font-family-generic-complex="swiss" style:font-pitch-complex="variable" style:font-style-complex="italic"/>
    </style:style>
    <style:style style:name="Nagłówek_20_tabeli" style:display-name="Nagłówek tabeli" style:family="graphic">
      <style:paragraph-properties fo:text-align="center" style:text-autospace="ideograph-alpha"/>
      <style:text-properties fo:color="#000000" fo:language="en" fo:country="US" fo:font-weight="bold" style:font-family-asian="Tahoma" style:font-family-generic-asian="swiss" style:font-pitch-asian="variable" style:font-size-asian="12pt" style:language-asian="en" style:country-asian="US" style:font-weight-asian="bold" style:font-family-complex="'Lucida Sans Unicode'" style:font-family-generic-complex="swiss" style:font-pitch-complex="variable" style:font-weight-complex="bold"/>
    </style:style>
    <style:style style:name="Zawartość_20_tabeli" style:display-name="Zawartość tabeli" style:family="graphic">
      <style:paragraph-properties style:text-autospace="ideograph-alpha"/>
      <style:text-properties fo:color="#000000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Lista" style:family="graphic">
      <style:paragraph-properties fo:margin-top="0cm" fo:margin-bottom="0.374cm" style:text-autospace="ideograph-alpha"/>
      <style:text-properties fo:color="#000000" fo:font-family="Times, 'Times New Roman'" fo:font-size="12pt" fo:language="en" fo:country="US" style:font-family-asian="Tahoma" style:font-family-generic-asian="swiss" style:font-pitch-asian="variable" style:font-size-asian="12pt" style:language-asian="en" style:country-asian="US" style:font-family-complex="'Lucida Sans Unicode'" style:font-family-generic-complex="swiss" style:font-pitch-complex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rell2-background" style:family="presentation">
      <style:graphic-properties draw:stroke="none" draw:fill="bitmap" draw:fill-image-name="auquarell2" style:repeat="stretch"/>
    </style:style>
    <style:style style:name="lyt-aquarell2-backgroundobjects" style:family="presentation">
      <style:graphic-properties draw:shadow="hidden" draw:shadow-offset-x="0.3cm" draw:shadow-offset-y="0.3cm" draw:shadow-color="#808080"/>
    </style:style>
    <style:style style:name="lyt-aquarell2-notes" style:family="presentation">
      <style:graphic-properties draw:stroke="none" draw:fill="none">
        <text:list-style style:name="lyt-aquarell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aquarell2-outline1" style:family="presentation">
      <style:graphic-properties draw:stroke="none" draw:fill="none">
        <text:list-style style:name="lyt-aquarell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fo:font-family="Thorndale" style:font-style-name="Bold" style:font-family-generic="roman" style:font-pitch="variable" fo:font-size="32pt" fo:font-style="normal" fo:text-shadow="none" style:text-underline-style="none" fo:font-weight="bold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outline2" style:family="presentation" style:parent-style-name="lyt-aquarell2-outline1">
      <style:paragraph-properties fo:margin-left="2.399cm" fo:margin-right="0cm" fo:margin-top="0cm" fo:margin-bottom="0.399cm" fo:text-indent="-0.799cm"/>
      <style:text-properties fo:font-size="28pt" style:font-size-asian="28pt" style:font-size-complex="28pt"/>
    </style:style>
    <style:style style:name="lyt-aquarell2-outline3" style:family="presentation" style:parent-style-name="lyt-aquarell2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rell2-outline4" style:family="presentation" style:parent-style-name="lyt-aquarell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rell2-outline5" style:family="presentation" style:parent-style-name="lyt-aquarell2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aquarell2-outline6" style:family="presentation" style:parent-style-name="lyt-aquarell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rell2-outline7" style:family="presentation" style:parent-style-name="lyt-aquarell2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aquarell2-outline8" style:family="presentation" style:parent-style-name="lyt-aquarell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rell2-outline9" style:family="presentation" style:parent-style-name="lyt-aquarell2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aquarell2-subtitle" style:family="presentation">
      <style:graphic-properties draw:stroke="none" draw:fill="none" draw:textarea-vertical-align="middle">
        <text:list-style style:name="lyt-aquarel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title" style:family="presentation">
      <style:graphic-properties draw:stroke="none" draw:fill="none" draw:textarea-vertical-align="middle">
        <text:list-style style:name="lyt-aquarel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uquarell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rell2-title">
      <style:graphic-properties draw:fill-color="#ffffff" draw:auto-grow-height="false" fo:min-height="3.507cm"/>
    </style:style>
    <style:style style:name="Mpr5" style:family="presentation" style:parent-style-name="lyt-aquarell2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rell2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rell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5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lyt-aquarell2" style:page-layout-name="PM1" draw:style-name="Mdp2">
      <draw:frame presentation:style-name="Mpr4" draw:text-style-name="MP4" draw:layer="backgroundobjects" svg:width="21.5cm" svg:height="3.506cm" svg:x="4.9cm" svg:y="2.194cm" presentation:class="title">
        <draw:text-box>
          <text:p text:style-name="MP4">Click to edit the title text format</text:p>
        </draw:text-box>
      </draw:frame>
      <draw:frame presentation:style-name="lyt-aquarell2-outline1" draw:layer="backgroundobjects" svg:width="22.599cm" svg:height="12.179cm" svg:x="4cm" svg:y="7cm" presentation:class="outline" presentation:placeholder="true">
        <draw:text-box/>
      </draw:frame>
      <draw:frame presentation:style-name="Mpr5" draw:text-style-name="MP5" draw:layer="backgroundobjects" svg:width="6.523cm" svg:height="1.448cm" svg:x="4.7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4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er&gt;</text:page-number></text:span></text:p>
        </draw:text-box>
      </draw:frame>
      <presentation:notes style:page-layout-name="PM0">
        <draw:page-thumbnail presentation:style-name="lyt-aquarell2-title" draw:layer="backgroundobjects" svg:width="14.848cm" svg:height="11.136cm" svg:x="3.075cm" svg:y="2.257cm" presentation:class="page"/>
        <draw:frame presentation:style-name="lyt-aquarell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4T12:32:00</meta:creation-date>
    <dc:date>2012-05-24T12:35:20</dc:date>
    <meta:editing-duration>P0D</meta:editing-duration>
    <meta:editing-cycles>1</meta:editing-cycles>
    <meta:document-statistic meta:object-count="38"/>
    <meta:generator>LibreOffice/3.5$Linux_x86 LibreOffice_project/350m1$Build-2</meta:generator>
  </office:meta>
</office:document-meta>
</file>